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33cm" fo:min-width="4.54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33cm" fo:min-width="4.5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44cm" fo:min-width="4.601cm"/>
      <style:paragraph-properties style:writing-mode="lr-tb"/>
    </style:style>
    <style:style style:name="gr5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20.59cm"/>
    </style:style>
    <style:style style:name="gr6" style:family="graphic" style:parent-style-name="standard">
      <style:graphic-properties draw:textarea-horizontal-align="justify" draw:textarea-vertical-align="middle" draw:auto-grow-height="false" fo:min-height="0.744cm" fo:min-width="2.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44cm" fo:min-width="2.594cm"/>
      <style:paragraph-properties style:writing-mode="lr-tb"/>
    </style:style>
    <style:style style:name="gr8" style:family="graphic" style:parent-style-name="standard">
      <style:graphic-properties draw:fill="solid" draw:fill-color="#fafbfc" draw:textarea-horizontal-align="justify" draw:textarea-vertical-align="middle" draw:auto-grow-height="false" fo:min-height="2.638cm" fo:min-width="20.388cm"/>
    </style:style>
    <style:style style:name="gr9" style:family="graphic" style:parent-style-name="standard">
      <style:graphic-properties draw:textarea-horizontal-align="justify" draw:textarea-vertical-align="middle" draw:auto-grow-height="false" fo:min-height="0.437cm" fo:min-width="2.40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28cm" fo:min-width="2.67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3" style:family="graphic" style:parent-style-name="standard">
      <style:graphic-properties draw:marker-start="圆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1cm" fo:min-width="3.901cm" fo:wrap-option="no-wrap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46cm" fo:min-width="2.796cm"/>
      <style:paragraph-properties style:writing-mode="lr-tb"/>
    </style:style>
    <style:style style:name="gr18" style:family="graphic" style:parent-style-name="standard">
      <style:graphic-properties draw:fill="solid" draw:fill-color="#fafbfc" draw:textarea-horizontal-align="justify" draw:textarea-vertical-align="middle" draw:auto-grow-height="false" fo:min-height="3.36cm" fo:min-width="4.31cm"/>
    </style:style>
    <style:style style:name="gr19" style:family="graphic" style:parent-style-name="standard">
      <style:graphic-properties draw:textarea-horizontal-align="justify" draw:textarea-vertical-align="middle" draw:auto-grow-height="false" fo:min-height="1.954cm" fo:min-width="0.4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21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4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1.297cm"/>
      <style:paragraph-properties style:writing-mode="lr-tb"/>
    </style:style>
    <style:style style:name="gr24" style:family="graphic" style:parent-style-name="standard">
      <style:graphic-properties draw:stroke="none" draw:fill="none" fo:min-height="1.462cm"/>
      <style:paragraph-properties style:writing-mode="lr-tb"/>
    </style:style>
    <style:style style:name="gr25" style:family="graphic" style:parent-style-name="standard">
      <style:graphic-properties draw:fill="solid" draw:fill-color="#fafbfc" draw:textarea-horizontal-align="justify" draw:textarea-vertical-align="middle" draw:auto-grow-height="false" fo:min-height="2.638cm" fo:min-width="6.288cm"/>
    </style:style>
    <style:style style:name="gr26" style:family="graphic" style:parent-style-name="standard">
      <style:graphic-properties draw:textarea-horizontal-align="justify" draw:textarea-vertical-align="middle" draw:auto-grow-height="false" fo:min-height="0.437cm" fo:min-width="2.80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713cm" fo:min-width="0.45cm"/>
    </style:style>
    <style:style style:name="gr28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728cm" fo:min-width="2.678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2.728cm" fo:min-width="2.678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954cm" fo:min-width="0.40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1.954cm" fo:min-width="0.40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376cm" fo:min-width="4.479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284cm" fo:min-width="4.93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455cm" fo:min-width="4.516cm"/>
      <style:paragraph-properties style:writing-mode="lr-tb"/>
    </style:style>
    <style:style style:name="gr36" style:family="graphic" style:parent-style-name="objectwithoutfill">
      <style:graphic-properties draw:stroke-dash="Double_20_Dash" draw:marker-end="Arrow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194cm" fo:min-width="6.04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104cm" fo:min-width="6.05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85cm" fo:min-width="5.9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88cm" fo:min-width="3.94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386cm" fo:min-width="2.901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88cm" fo:min-width="3.946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88cm" fo:min-width="3.946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284cm" fo:min-width="5.034cm"/>
      <style:paragraph-properties style:writing-mode="lr-tb"/>
    </style:style>
    <style:style style:name="gr46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19.89cm"/>
    </style:style>
    <style:style style:name="gr47" style:family="graphic" style:parent-style-name="standard">
      <style:graphic-properties draw:textarea-horizontal-align="justify" draw:textarea-vertical-align="middle" draw:auto-grow-height="false" fo:min-height="1.556cm" fo:min-width="4.606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284cm" fo:min-width="4.734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363cm" fo:min-width="0cm"/>
    </style:style>
    <style:style style:name="gr50" style:family="graphic" style:parent-style-name="standard">
      <style:graphic-properties draw:fill="solid" draw:fill-color="#fafbfc" draw:textarea-horizontal-align="justify" draw:textarea-vertical-align="middle" draw:auto-grow-height="false" fo:min-height="3.902cm" fo:min-width="11.852cm"/>
    </style:style>
    <style:style style:name="gr51" style:family="graphic" style:parent-style-name="standard">
      <style:graphic-properties draw:textarea-horizontal-align="justify" draw:textarea-vertical-align="middle" draw:auto-grow-height="false" fo:min-height="0.744cm" fo:min-width="3.694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gr53" style:family="graphic" style:parent-style-name="standard">
      <style:graphic-properties draw:textarea-horizontal-align="justify" draw:textarea-vertical-align="middle" draw:auto-grow-height="false" fo:min-height="1.65cm" fo:min-width="7.6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014cm" fo:min-width="7.664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014cm" fo:min-width="8.038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65cm" fo:min-width="7.8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014cm" fo:min-width="6.464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1.014cm" fo:min-width="6.564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014cm" fo:min-width="12.864cm"/>
      <style:paragraph-properties style:writing-mode="lr-tb"/>
    </style:style>
    <style:style style:name="gr60" style:family="graphic" style:parent-style-name="standard" style:list-style-name="L1">
      <style:graphic-properties draw:textarea-horizontal-align="justify" draw:textarea-vertical-align="middle" draw:auto-grow-height="false" fo:min-height="1.65cm" fo:min-width="6.3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65cm" fo:min-width="4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afbfc"/>
      <style:paragraph-properties fo:margin-left="-0.7cm" fo:margin-right="0.9cm" fo:text-align="center" fo:text-indent="0.9cm"/>
    </style:style>
    <style:style style:name="P4" style:family="paragraph">
      <style:paragraph-properties fo:margin-left="-0.7cm" fo:margin-right="0.9cm" fo:text-align="center" fo:text-indent="0.9cm" style:writing-mode="lr-tb"/>
    </style:style>
    <style:style style:name="P5" style:family="paragraph">
      <loext:graphic-properties draw:fill="solid"/>
      <style:paragraph-properties fo:margin-left="-0.7cm" fo:margin-right="0.9cm" fo:text-align="center" fo:text-indent="0.9cm"/>
    </style:style>
    <style:style style:name="P6" style:family="paragraph">
      <loext:graphic-properties draw:fill="none" draw:fill-color="#ffffff"/>
      <style:paragraph-properties fo:margin-left="-0.7cm" fo:margin-right="0.9cm" fo:text-indent="0.9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left="-0.7cm" fo:margin-right="0.9cm" fo:text-align="center" fo:text-indent="0.9cm"/>
    </style:style>
    <style:style style:name="P9" style:family="paragraph">
      <style:paragraph-properties fo:margin-left="-0.7cm" fo:margin-right="0.9cm" fo:text-indent="0.9cm"/>
    </style:style>
    <style:style style:name="P10" style:family="paragraph">
      <loext:graphic-properties draw:fill="none"/>
      <style:paragraph-properties fo:margin-left="-0.7cm" fo:margin-right="0.9cm" fo:text-indent="0.9cm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微软雅黑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8cm" svg:height="0.5cm" svg:x="5.174cm" svg:y="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5.153cm" svg:height="1.089cm" svg:x="3.221cm" svg:y="6.711cm">
          <text:p text:style-name="P2">DMZ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2cm" svg:height="1.089cm" svg:x="3.25cm" svg:y="8.565cm">
          <text:p text:style-name="P2">Nginx代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1cm" svg:height="1cm" svg:x="3.274cm" svg:y="4.9cm">
          <text:p text:style-name="P2">请求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3" xml:id="id3" draw:id="id3" draw:layer="layout" svg:width="21.5cm" svg:height="4.2cm" svg:x="3.574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5.974cm" svg:y="18.9cm">
          <text:p text:style-name="P2">主文件服务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0.374cm" svg:y="18.9cm">
          <text:p text:style-name="P2">数据接收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5.074cm" svg:y="18.9cm">
          <text:p text:style-name="P2">订单管理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9.374cm" svg:y="18.9cm">
          <text:p text:style-name="P2">资金账户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1.2cm" svg:height="3.2cm" svg:x="3.674cm" svg:y="2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9cm" svg:height="1.3cm" svg:x="6.1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0.5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5.2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9.8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xml:id="id2" draw:id="id2" draw:layer="layout" svg:width="3.5cm" svg:height="3.3cm" svg:x="20.174cm" svg:y="8.9cm">
          <text:p text:style-name="P2">CONFIG服务器</text:p>
          <text:p text:style-name="P2">（开发/测试/生产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" draw:id="id1" draw:layer="layout" svg:width="3.5cm" svg:height="3.3cm" svg:x="20.174cm" svg:y="4.306cm">
          <text:p text:style-name="P2">GIT仓库配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21.924cm" svg:y1="7.606cm" svg:x2="21.924cm" svg:y2="8.9cm" draw:start-shape="id1" draw:start-glue-point="2" draw:end-shape="id2" draw:end-glue-point="0" svg:d="M21924 7606v1294" svg:viewBox="0 0 1 1295">
          <text:p/>
        </draw:connector>
        <draw:connector draw:style-name="gr11" draw:text-style-name="P5" draw:layer="layout" svg:x1="21.924cm" svg:y1="12.2cm" svg:x2="20.355cm" svg:y2="17.675cm" draw:start-shape="id2" draw:start-glue-point="2" svg:d="M21924 12200v2989h-1569v2486" svg:viewBox="0 0 1570 5476">
          <text:p/>
        </draw:connector>
        <draw:frame draw:style-name="gr12" draw:text-style-name="P6" draw:layer="layout" svg:width="2.5cm" svg:height="0.907cm" svg:x="27.974cm" svg:y="13.6cm">
          <draw:text-box>
            <text:p>收集数据</text:p>
          </draw:text-box>
        </draw:frame>
        <draw:connector draw:style-name="gr11" draw:text-style-name="P5" draw:layer="layout" svg:x1="25.074cm" svg:y1="20cm" svg:x2="27.924cm" svg:y2="12.1cm" draw:start-shape="id3" draw:start-glue-point="1" draw:end-shape="id4" draw:end-glue-point="2" svg:d="M25074 20000h2850v-7900" svg:viewBox="0 0 2851 7901">
          <text:p/>
        </draw:connector>
        <draw:custom-shape draw:style-name="gr10" draw:text-style-name="P2" draw:layer="layout" svg:width="3.5cm" svg:height="3.3cm" svg:x="26.245cm" svg:y="4.3cm">
          <text:p text:style-name="P7"/>
          <text:p text:style-name="P7">Turbine监控</text:p>
          <text:p text:style-name="P7">微服务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4" draw:id="id4" draw:layer="layout" svg:width="3.5cm" svg:height="3.3cm" svg:x="26.174cm" svg:y="8.8cm">
          <text:p text:style-name="P7">RabbitMQ收集</text:p>
          <text:p text:style-name="P7">服务监控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27.974cm" svg:y1="8.8cm" svg:x2="27.974cm" svg:y2="7.7cm">
          <text:p/>
        </draw:line>
        <draw:custom-shape draw:style-name="gr1" draw:text-style-name="P1" draw:layer="layout" svg:width="0.8cm" svg:height="0.5cm" svg:x="5.074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cm" svg:height="0.5cm" svg:x="4.974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9.174cm" svg:y1="19.3cm" svg:x2="10.274cm" svg:y2="19.3cm">
          <text:p/>
        </draw:line>
        <draw:line draw:style-name="gr11" draw:text-style-name="P5" draw:layer="layout" svg:x1="13.774cm" svg:y1="19.3cm" svg:x2="14.874cm" svg:y2="19.3cm">
          <text:p/>
        </draw:line>
        <draw:line draw:style-name="gr11" draw:text-style-name="P5" draw:layer="layout" svg:x1="18.374cm" svg:y1="19.3cm" svg:x2="19.474cm" svg:y2="19.3cm">
          <text:p/>
        </draw:line>
        <draw:line draw:style-name="gr11" draw:text-style-name="P5" draw:layer="layout" svg:x1="10.174cm" svg:y1="19.7cm" svg:x2="9.174cm" svg:y2="19.7cm">
          <text:p/>
        </draw:line>
        <draw:line draw:style-name="gr11" draw:text-style-name="P5" draw:layer="layout" svg:x1="14.774cm" svg:y1="19.7cm" svg:x2="13.774cm" svg:y2="19.7cm">
          <text:p/>
        </draw:line>
        <draw:line draw:style-name="gr11" draw:text-style-name="P5" draw:layer="layout" svg:x1="14.775cm" svg:y1="19.7cm" svg:x2="13.775cm" svg:y2="19.7cm">
          <text:p/>
        </draw:line>
        <draw:line draw:style-name="gr11" draw:text-style-name="P5" draw:layer="layout" svg:x1="19.374cm" svg:y1="19.8cm" svg:x2="18.374cm" svg:y2="19.8cm">
          <text:p/>
        </draw:line>
        <draw:frame draw:style-name="gr14" draw:text-style-name="P6" draw:layer="layout" svg:width="3cm" svg:height="1.505cm" svg:x="8.774cm" svg:y="18.627cm">
          <draw:text-box>
            <text:p text:style-name="P9">REST</text:p>
          </draw:text-box>
        </draw:frame>
        <draw:frame draw:style-name="gr14" draw:text-style-name="P6" draw:layer="layout" svg:width="3cm" svg:height="1.505cm" svg:x="13.274cm" svg:y="18.627cm">
          <draw:text-box>
            <text:p text:style-name="P9">REST</text:p>
          </draw:text-box>
        </draw:frame>
        <draw:frame draw:style-name="gr14" draw:text-style-name="P6" draw:layer="layout" svg:width="3cm" svg:height="1.505cm" svg:x="17.874cm" svg:y="18.727cm">
          <draw:text-box>
            <text:p text:style-name="P9">REST</text:p>
          </draw:text-box>
        </draw:frame>
        <draw:line draw:style-name="gr11" draw:text-style-name="P5" draw:layer="layout" svg:x1="11.974cm" svg:y1="22.1cm" svg:x2="11.974cm" svg:y2="25.3cm">
          <text:p/>
        </draw:line>
        <draw:line draw:style-name="gr11" draw:text-style-name="P5" draw:layer="layout" svg:x1="16.674cm" svg:y1="22cm" svg:x2="16.674cm" svg:y2="25.2cm">
          <text:p/>
        </draw:line>
        <draw:line draw:style-name="gr11" draw:text-style-name="P5" draw:layer="layout" svg:x1="20.974cm" svg:y1="22cm" svg:x2="20.974cm" svg:y2="25.2cm">
          <text:p/>
        </draw:line>
        <draw:line draw:style-name="gr11" draw:text-style-name="P5" draw:layer="layout" svg:x1="7.574cm" svg:y1="22.1cm" svg:x2="7.574cm" svg:y2="25.3cm">
          <text:p/>
        </draw:line>
        <draw:frame draw:style-name="gr15" draw:text-style-name="P6" draw:layer="layout" svg:width="2.5cm" svg:height="0.907cm" svg:x="28.074cm" svg:y="7.9cm">
          <draw:text-box>
            <text:p>分析数据</text:p>
          </draw:text-box>
        </draw:frame>
        <draw:frame draw:style-name="gr15" draw:text-style-name="P6" draw:layer="layout" svg:width="2.5cm" svg:height="0.907cm" svg:x="22.074cm" svg:y="13.5cm">
          <draw:text-box>
            <text:p>获取配置</text:p>
          </draw:text-box>
        </draw:frame>
        <draw:frame draw:style-name="gr15" draw:text-style-name="P6" draw:layer="layout" svg:width="2.5cm" svg:height="0.907cm" svg:x="21.974cm" svg:y="7.8cm">
          <draw:text-box>
            <text:p>获取配置</text:p>
          </draw:text-box>
        </draw:frame>
        <draw:custom-shape draw:style-name="gr6" draw:text-style-name="P2" draw:layer="layout" svg:width="3.056cm" svg:height="1.1cm" svg:x="5.918cm" svg:y="20.6cm">
          <text:p text:style-name="P2">作业管理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10.474cm" svg:y="20.6cm">
          <text:p text:style-name="P2">FTP下载上传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3cm" svg:height="1.505cm" svg:x="8.674cm" svg:y="20.127cm">
          <draw:text-box>
            <text:p text:style-name="P9">REST</text:p>
          </draw:text-box>
        </draw:frame>
        <draw:line draw:style-name="gr11" draw:text-style-name="P5" draw:layer="layout" svg:x1="10.174cm" svg:y1="21.3cm" svg:x2="9.174cm" svg:y2="21.3cm">
          <text:p/>
        </draw:line>
        <draw:line draw:style-name="gr11" draw:text-style-name="P5" draw:layer="layout" svg:x1="9.174cm" svg:y1="20.8cm" svg:x2="10.274cm" svg:y2="20.8cm">
          <text:p/>
        </draw:line>
        <draw:line draw:style-name="gr11" draw:text-style-name="P5" draw:layer="layout" svg:x1="7.874cm" svg:y1="20.6cm" svg:x2="7.874cm" svg:y2="19.9cm">
          <text:p/>
        </draw:line>
        <draw:line draw:style-name="gr11" draw:text-style-name="P5" draw:layer="layout" svg:x1="7.174cm" svg:y1="20cm" svg:x2="7.174cm" svg:y2="20.8cm">
          <text:p/>
        </draw:line>
        <draw:line draw:style-name="gr11" draw:text-style-name="P5" draw:layer="layout" svg:x1="12.174cm" svg:y1="20cm" svg:x2="12.174cm" svg:y2="20.7cm">
          <text:p/>
        </draw:line>
        <draw:line draw:style-name="gr11" draw:text-style-name="P5" draw:layer="layout" svg:x1="11.674cm" svg:y1="20.6cm" svg:x2="11.674cm" svg:y2="20cm">
          <text:p/>
        </draw:line>
        <draw:custom-shape draw:style-name="gr16" draw:text-style-name="P4" draw:layer="layout" svg:width="4.4cm" svg:height="0.8cm" svg:x="26.274cm" svg:y="19.5cm">
          <text:p text:style-name="P4">全行业清算系统</text:p>
          <draw:enhanced-geometry svg:viewBox="0 0 21600 21600" draw:glue-points="10800 0 0 10800 10800 21600 21600 10800 ?f40 ?f41" draw:text-areas="0 0 21600 21600" draw:type="rectangular-callout" draw:modifiers="-3612.26993865031 49671.9101123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xml:id="id8" draw:id="id8" draw:layer="layout" svg:width="3.5cm" svg:height="2.1cm" svg:x="14.874cm" svg:y="6.1cm">
          <text:p text:style-name="P2"/>
          <text:p text:style-name="P2">Sleuth</text:p>
          <text:p text:style-name="P2">和ELK</text:p>
          <text:p text:style-name="P2">和ZipK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7" draw:id="id7" draw:layer="layout" svg:width="5.2cm" svg:height="4cm" svg:x="3.274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3.874cm" svg:y="13.6cm">
          <text:p text:style-name="P2">zuul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5.374cm" svg:y="13.6cm">
          <text:p text:style-name="P2">zuul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6.974cm" svg:y="13.6cm">
          <text:p text:style-name="P2">zuul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2.4cm" svg:height="1.563cm" svg:x="3.874cm" svg:y="12.7cm">
          <draw:text-box>
            <text:p>Zuul集群</text:p>
          </draw:text-box>
        </draw:frame>
        <draw:custom-shape draw:style-name="gr21" draw:text-style-name="P3" xml:id="id6" draw:id="id6" draw:layer="layout" svg:width="5.2cm" svg:height="4.2cm" svg:x="11.87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12.574cm" svg:y="11.5cm">
          <text:p text:style-name="P2">server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13.974cm" svg:y="11.5cm">
          <text:p text:style-name="P7">server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15.574cm" svg:y="11.5cm">
          <text:p text:style-name="P7">server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2.999cm" svg:height="1.563cm" svg:x="12.174cm" svg:y="10.574cm">
          <draw:text-box>
            <text:p>eureka集群</text:p>
          </draw:text-box>
        </draw:frame>
        <draw:frame draw:style-name="gr22" draw:text-style-name="P6" draw:layer="layout" svg:width="2.5cm" svg:height="1.563cm" svg:x="9.774cm" svg:y="11.3cm">
          <draw:text-box>
            <text:p text:style-name="P9">注册</text:p>
          </draw:text-box>
        </draw:frame>
        <draw:line draw:style-name="gr11" draw:text-style-name="P5" draw:layer="layout" svg:x1="14.574cm" svg:y1="17.7cm" svg:x2="14.574cm" svg:y2="14.8cm">
          <text:p/>
        </draw:line>
        <draw:frame draw:style-name="gr22" draw:text-style-name="P6" draw:layer="layout" svg:width="2.5cm" svg:height="1.563cm" svg:x="12.974cm" svg:y="16cm">
          <draw:text-box>
            <text:p text:style-name="P9">注册</text:p>
          </draw:text-box>
        </draw:frame>
        <draw:line draw:style-name="gr11" draw:text-style-name="P5" draw:layer="layout" svg:x1="5.474cm" svg:y1="16.2cm" svg:x2="5.474cm" svg:y2="17.8cm">
          <text:p/>
        </draw:line>
        <draw:frame draw:style-name="gr20" draw:text-style-name="P6" xml:id="id9" draw:id="id9" draw:layer="layout" svg:width="3.7cm" svg:height="1.563cm" svg:x="5.474cm" svg:y="16.5cm">
          <draw:text-box>
            <text:p>负载均衡请求,Ribbon</text:p>
          </draw:text-box>
        </draw:frame>
        <draw:custom-shape draw:style-name="gr3" draw:text-style-name="P2" xml:id="id5" draw:id="id5" draw:layer="layout" svg:width="5.2cm" svg:height="1.089cm" svg:x="3.174cm" svg:y="10.411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5cm" svg:x="4.97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6" draw:layer="layout" svg:width="3.5cm" svg:height="0.907cm" svg:x="5.674cm" svg:y="11.7cm">
          <draw:text-box>
            <text:p>负载均衡请求</text:p>
          </draw:text-box>
        </draw:frame>
        <draw:connector draw:style-name="gr11" draw:text-style-name="P5" draw:layer="layout" svg:x1="8.374cm" svg:y1="10.955cm" svg:x2="11.874cm" svg:y2="12.4cm" draw:start-shape="id5" draw:start-glue-point="1" draw:end-shape="id6" draw:end-glue-point="3" svg:d="M8374 10955h1751v1445h1749" svg:viewBox="0 0 3501 1446">
          <text:p/>
        </draw:connector>
        <draw:connector draw:style-name="gr11" draw:text-style-name="P5" draw:layer="layout" draw:line-skew="-0.001cm" svg:x1="8.474cm" svg:y1="14.3cm" svg:x2="11.874cm" svg:y2="12.4cm" draw:start-shape="id7" draw:start-glue-point="1" draw:end-shape="id6" draw:end-glue-point="3" svg:d="M8474 14300h1700v-1900h1700" svg:viewBox="0 0 3401 1901">
          <text:p/>
        </draw:connector>
        <draw:frame draw:style-name="gr22" draw:text-style-name="P6" draw:layer="layout" svg:width="2.4cm" svg:height="1.563cm" svg:x="9.774cm" svg:y="13.2cm">
          <draw:text-box>
            <text:p text:style-name="P9">注册</text:p>
          </draw:text-box>
        </draw:frame>
        <draw:connector draw:style-name="gr11" draw:text-style-name="P5" draw:layer="layout" draw:line-skew="-1.551cm" svg:x1="8.374cm" svg:y1="10.955cm" svg:x2="14.874cm" svg:y2="7.15cm" draw:start-shape="id5" draw:start-glue-point="1" draw:end-shape="id8" draw:end-glue-point="3" svg:d="M8374 10955h1700v-3805h4800" svg:viewBox="0 0 6501 3806">
          <text:p/>
        </draw:connector>
        <draw:frame draw:style-name="gr23" draw:text-style-name="P10" draw:layer="layout" svg:width="1.975cm" svg:height="1.563cm" svg:x="9.799cm" svg:y="7.361cm">
          <draw:text-box>
            <text:p>链路追踪</text:p>
          </draw:text-box>
        </draw:frame>
        <draw:connector draw:style-name="gr11" draw:text-style-name="P5" draw:layer="layout" draw:line-skew="0.8cm 4.699cm" svg:x1="5.474cm" svg:y1="17.281cm" svg:x2="18.374cm" svg:y2="7.15cm" draw:start-shape="id9" draw:start-glue-point="3" draw:end-shape="id8" draw:end-glue-point="1" svg:d="M5474 17281h300v-115h13102v-10016h-502" svg:viewBox="0 0 13403 10132">
          <text:p/>
        </draw:connector>
        <draw:connector draw:style-name="gr11" draw:text-style-name="P5" draw:layer="layout" svg:x1="14.474cm" svg:y1="10.3cm" svg:x2="16.624cm" svg:y2="8.2cm" draw:start-shape="id6" draw:start-glue-point="0" draw:end-shape="id8" draw:end-glue-point="2" svg:d="M14474 10300v-933h2150v-1167" svg:viewBox="0 0 2151 2101">
          <text:p/>
        </draw:connector>
        <draw:frame draw:style-name="gr24" draw:text-style-name="P10" draw:layer="layout" svg:width="2.6cm" svg:height="2.219cm" svg:x="15.374cm" svg:y="8.661cm">
          <draw:text-box>
            <text:p>链路追踪(不确定)</text:p>
          </draw:text-box>
        </draw:frame>
        <draw:frame draw:style-name="gr23" draw:text-style-name="P10" draw:layer="layout" svg:width="1.975cm" svg:height="1.563cm" svg:x="17.899cm" svg:y="9.5cm">
          <draw:text-box>
            <text:p>链路追踪</text:p>
          </draw:text-box>
        </draw:frame>
        <draw:custom-shape draw:style-name="gr25" draw:text-style-name="P3" draw:layer="layout" svg:width="7.1cm" svg:height="3.2cm" svg:x="10.974cm" svg:y="2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3cm" svg:height="1.3cm" svg:x="12.674cm" svg:y="30.5cm">
          <text:p text:style-name="P4">历史数据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8" draw:layer="layout" svg:width="1.9cm" svg:height="1.1cm" svg:x="13.074cm" svg:y="2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" draw:layer="layout" svg:width="3.5cm" svg:height="1.5cm" svg:x="15.074cm" svg:y="4.1cm">
          <text:p text:style-name="P2">ElasticSearch</text:p>
          <text:p text:style-name="P2">存储跟踪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16.574cm" svg:y1="6.1cm" svg:x2="16.574cm" svg:y2="5.5cm">
          <text:p/>
        </draw:line>
      </draw:page>
      <draw:page draw:name="page2" draw:style-name="dp1" draw:master-page-name="默认">
        <draw:custom-shape draw:style-name="gr1" draw:text-style-name="P1" draw:layer="layout" svg:width="0.8cm" svg:height="0.5cm" svg:x="5.174cm" svg:y="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5.153cm" svg:height="1.089cm" svg:x="3.221cm" svg:y="6.711cm">
          <text:p text:style-name="P2">DMZ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2cm" svg:height="1.089cm" svg:x="3.25cm" svg:y="8.565cm">
          <text:p text:style-name="P2">Nginx代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1cm" svg:height="1cm" svg:x="3.274cm" svg:y="4.9cm">
          <text:p text:style-name="P2">请求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3" xml:id="id12" draw:id="id12" draw:layer="layout" svg:width="21.5cm" svg:height="4.2cm" svg:x="3.574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5.974cm" svg:y="18.9cm">
          <text:p text:style-name="P2">主文件服务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0.374cm" svg:y="18.9cm">
          <text:p text:style-name="P2">数据接收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5.074cm" svg:y="18.9cm">
          <text:p text:style-name="P2">订单管理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9.374cm" svg:y="18.9cm">
          <text:p text:style-name="P2">资金账户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1.2cm" svg:height="3.2cm" svg:x="3.674cm" svg:y="2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9cm" svg:height="1.3cm" svg:x="6.1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0.5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5.2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2.9cm" svg:height="1.3cm" svg:x="19.874cm" svg:y="25.3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xml:id="id11" draw:id="id11" draw:layer="layout" svg:width="3.5cm" svg:height="3.3cm" svg:x="20.174cm" svg:y="8.9cm">
          <text:p text:style-name="P2">CONFIG服务器</text:p>
          <text:p text:style-name="P2">（开发/测试/生产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3.5cm" svg:height="3.3cm" svg:x="20.174cm" svg:y="4.306cm">
          <text:p text:style-name="P2">GIT仓库配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21.924cm" svg:y1="7.606cm" svg:x2="21.924cm" svg:y2="8.9cm" draw:start-shape="id10" draw:start-glue-point="2" draw:end-shape="id11" draw:end-glue-point="0" svg:d="M21924 7606v1294" svg:viewBox="0 0 1 1295">
          <text:p/>
        </draw:connector>
        <draw:connector draw:style-name="gr11" draw:text-style-name="P5" draw:layer="layout" svg:x1="21.924cm" svg:y1="12.2cm" svg:x2="20.324cm" svg:y2="16.9cm" draw:start-shape="id11" draw:start-glue-point="2" svg:d="M21924 12200v2601h-1600v2099" svg:viewBox="0 0 1601 4701">
          <text:p/>
        </draw:connector>
        <draw:frame draw:style-name="gr12" draw:text-style-name="P6" draw:layer="layout" svg:width="2.5cm" svg:height="0.907cm" svg:x="27.974cm" svg:y="13.6cm">
          <draw:text-box>
            <text:p>收集数据</text:p>
          </draw:text-box>
        </draw:frame>
        <draw:connector draw:style-name="gr11" draw:text-style-name="P5" draw:layer="layout" svg:x1="25.074cm" svg:y1="20cm" svg:x2="27.924cm" svg:y2="12.1cm" draw:start-shape="id12" draw:start-glue-point="1" draw:end-shape="id13" draw:end-glue-point="2" svg:d="M25074 20000h2850v-7900" svg:viewBox="0 0 2851 7901">
          <text:p/>
        </draw:connector>
        <draw:custom-shape draw:style-name="gr29" draw:text-style-name="P7" draw:layer="layout" svg:width="3.5cm" svg:height="3.3cm" svg:x="26.245cm" svg:y="4.3cm">
          <text:p text:style-name="P7">Turbine监控</text:p>
          <text:p text:style-name="P7">微服务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13" draw:id="id13" draw:layer="layout" svg:width="3.5cm" svg:height="3.3cm" svg:x="26.174cm" svg:y="8.8cm">
          <text:p text:style-name="P7">RabbitMQ收集</text:p>
          <text:p text:style-name="P7">服务监控数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27.974cm" svg:y1="8.8cm" svg:x2="27.974cm" svg:y2="7.7cm">
          <text:p/>
        </draw:line>
        <draw:custom-shape draw:style-name="gr1" draw:text-style-name="P1" draw:layer="layout" svg:width="0.8cm" svg:height="0.5cm" svg:x="5.074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cm" svg:height="0.5cm" svg:x="4.974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9.174cm" svg:y1="19.3cm" svg:x2="10.274cm" svg:y2="19.3cm">
          <text:p/>
        </draw:line>
        <draw:line draw:style-name="gr11" draw:text-style-name="P5" draw:layer="layout" svg:x1="13.774cm" svg:y1="19.3cm" svg:x2="14.874cm" svg:y2="19.3cm">
          <text:p/>
        </draw:line>
        <draw:line draw:style-name="gr11" draw:text-style-name="P5" draw:layer="layout" svg:x1="18.374cm" svg:y1="19.3cm" svg:x2="19.474cm" svg:y2="19.3cm">
          <text:p/>
        </draw:line>
        <draw:line draw:style-name="gr11" draw:text-style-name="P5" draw:layer="layout" svg:x1="10.174cm" svg:y1="19.7cm" svg:x2="9.174cm" svg:y2="19.7cm">
          <text:p/>
        </draw:line>
        <draw:line draw:style-name="gr11" draw:text-style-name="P5" draw:layer="layout" svg:x1="14.774cm" svg:y1="19.7cm" svg:x2="13.774cm" svg:y2="19.7cm">
          <text:p/>
        </draw:line>
        <draw:line draw:style-name="gr11" draw:text-style-name="P5" draw:layer="layout" svg:x1="14.775cm" svg:y1="19.7cm" svg:x2="13.775cm" svg:y2="19.7cm">
          <text:p/>
        </draw:line>
        <draw:line draw:style-name="gr11" draw:text-style-name="P5" draw:layer="layout" svg:x1="19.374cm" svg:y1="19.8cm" svg:x2="18.374cm" svg:y2="19.8cm">
          <text:p/>
        </draw:line>
        <draw:frame draw:style-name="gr14" draw:text-style-name="P6" draw:layer="layout" svg:width="3cm" svg:height="1.505cm" svg:x="8.774cm" svg:y="18.627cm">
          <draw:text-box>
            <text:p text:style-name="P9">REST</text:p>
          </draw:text-box>
        </draw:frame>
        <draw:frame draw:style-name="gr14" draw:text-style-name="P6" draw:layer="layout" svg:width="3cm" svg:height="1.505cm" svg:x="13.274cm" svg:y="18.627cm">
          <draw:text-box>
            <text:p text:style-name="P9">REST</text:p>
          </draw:text-box>
        </draw:frame>
        <draw:frame draw:style-name="gr14" draw:text-style-name="P6" draw:layer="layout" svg:width="3cm" svg:height="1.505cm" svg:x="17.874cm" svg:y="18.727cm">
          <draw:text-box>
            <text:p text:style-name="P9">REST</text:p>
          </draw:text-box>
        </draw:frame>
        <draw:line draw:style-name="gr11" draw:text-style-name="P5" draw:layer="layout" svg:x1="11.974cm" svg:y1="22.1cm" svg:x2="11.974cm" svg:y2="25.3cm">
          <text:p/>
        </draw:line>
        <draw:line draw:style-name="gr11" draw:text-style-name="P5" draw:layer="layout" svg:x1="16.674cm" svg:y1="22cm" svg:x2="16.674cm" svg:y2="25.2cm">
          <text:p/>
        </draw:line>
        <draw:line draw:style-name="gr11" draw:text-style-name="P5" draw:layer="layout" svg:x1="20.974cm" svg:y1="22cm" svg:x2="20.974cm" svg:y2="25.2cm">
          <text:p/>
        </draw:line>
        <draw:line draw:style-name="gr11" draw:text-style-name="P5" draw:layer="layout" svg:x1="7.574cm" svg:y1="22.1cm" svg:x2="7.574cm" svg:y2="25.3cm">
          <text:p/>
        </draw:line>
        <draw:frame draw:style-name="gr15" draw:text-style-name="P6" draw:layer="layout" svg:width="2.5cm" svg:height="0.907cm" svg:x="28.074cm" svg:y="7.9cm">
          <draw:text-box>
            <text:p>分析数据</text:p>
          </draw:text-box>
        </draw:frame>
        <draw:frame draw:style-name="gr15" draw:text-style-name="P6" draw:layer="layout" svg:width="2.5cm" svg:height="0.907cm" svg:x="22.074cm" svg:y="13.5cm">
          <draw:text-box>
            <text:p>获取配置</text:p>
          </draw:text-box>
        </draw:frame>
        <draw:frame draw:style-name="gr15" draw:text-style-name="P6" draw:layer="layout" svg:width="2.5cm" svg:height="0.907cm" svg:x="21.974cm" svg:y="7.8cm">
          <draw:text-box>
            <text:p>获取配置</text:p>
          </draw:text-box>
        </draw:frame>
        <draw:custom-shape draw:style-name="gr6" draw:text-style-name="P2" draw:layer="layout" svg:width="3.056cm" svg:height="1.1cm" svg:x="5.918cm" svg:y="20.6cm">
          <text:p text:style-name="P2">作业管理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10.474cm" svg:y="20.6cm">
          <text:p text:style-name="P2">FTP下载上传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3cm" svg:height="1.505cm" svg:x="8.674cm" svg:y="20.127cm">
          <draw:text-box>
            <text:p text:style-name="P9">REST</text:p>
          </draw:text-box>
        </draw:frame>
        <draw:line draw:style-name="gr11" draw:text-style-name="P5" draw:layer="layout" svg:x1="10.174cm" svg:y1="21.3cm" svg:x2="9.174cm" svg:y2="21.3cm">
          <text:p/>
        </draw:line>
        <draw:line draw:style-name="gr11" draw:text-style-name="P5" draw:layer="layout" svg:x1="9.174cm" svg:y1="20.8cm" svg:x2="10.274cm" svg:y2="20.8cm">
          <text:p/>
        </draw:line>
        <draw:line draw:style-name="gr11" draw:text-style-name="P5" draw:layer="layout" svg:x1="7.874cm" svg:y1="20.6cm" svg:x2="7.874cm" svg:y2="19.9cm">
          <text:p/>
        </draw:line>
        <draw:line draw:style-name="gr11" draw:text-style-name="P5" draw:layer="layout" svg:x1="7.174cm" svg:y1="20cm" svg:x2="7.174cm" svg:y2="20.8cm">
          <text:p/>
        </draw:line>
        <draw:line draw:style-name="gr11" draw:text-style-name="P5" draw:layer="layout" svg:x1="12.174cm" svg:y1="20cm" svg:x2="12.174cm" svg:y2="20.7cm">
          <text:p/>
        </draw:line>
        <draw:line draw:style-name="gr11" draw:text-style-name="P5" draw:layer="layout" svg:x1="11.674cm" svg:y1="20.6cm" svg:x2="11.674cm" svg:y2="20cm">
          <text:p/>
        </draw:line>
        <draw:custom-shape draw:style-name="gr16" draw:text-style-name="P4" draw:layer="layout" svg:width="4.4cm" svg:height="0.8cm" svg:x="26.274cm" svg:y="19.5cm">
          <text:p text:style-name="P4">全行业清算系统</text:p>
          <draw:enhanced-geometry svg:viewBox="0 0 21600 21600" draw:glue-points="10800 0 0 10800 10800 21600 21600 10800 ?f40 ?f41" draw:text-areas="0 0 21600 21600" draw:type="rectangular-callout" draw:modifiers="-3612.26993865031 49671.9101123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17" draw:id="id17" draw:layer="layout" svg:width="3.5cm" svg:height="3.3cm" svg:x="14.874cm" svg:y="4.6cm">
          <text:p text:style-name="P2">审查监控数据</text:p>
          <text:p text:style-name="P2"/>
          <text:p text:style-name="P2">zipk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6" draw:id="id16" draw:layer="layout" svg:width="5.2cm" svg:height="4cm" svg:x="3.274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3.874cm" svg:y="13.6cm">
          <text:p text:style-name="P2">zuul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5.374cm" svg:y="13.6cm">
          <text:p text:style-name="P2">zuul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6.974cm" svg:y="13.6cm">
          <text:p text:style-name="P2">zuul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2.4cm" svg:height="1.563cm" svg:x="3.874cm" svg:y="12.7cm">
          <draw:text-box>
            <text:p>Zuul集群</text:p>
          </draw:text-box>
        </draw:frame>
        <draw:custom-shape draw:style-name="gr21" draw:text-style-name="P3" xml:id="id15" draw:id="id15" draw:layer="layout" svg:width="5.2cm" svg:height="4.2cm" svg:x="11.87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cm" svg:height="2.3cm" svg:x="12.574cm" svg:y="11.5cm">
          <text:p text:style-name="P2">server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1cm" svg:height="2.3cm" svg:x="13.974cm" svg:y="11.5cm">
          <text:p text:style-name="P7">server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7" draw:layer="layout" svg:width="1cm" svg:height="2.3cm" svg:x="15.574cm" svg:y="11.5cm">
          <text:p text:style-name="P7">server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2.999cm" svg:height="1.563cm" svg:x="12.174cm" svg:y="10.574cm">
          <draw:text-box>
            <text:p>eureka集群</text:p>
          </draw:text-box>
        </draw:frame>
        <draw:frame draw:style-name="gr22" draw:text-style-name="P6" draw:layer="layout" svg:width="2.5cm" svg:height="1.563cm" svg:x="9.774cm" svg:y="11.3cm">
          <draw:text-box>
            <text:p text:style-name="P9">注册</text:p>
          </draw:text-box>
        </draw:frame>
        <draw:line draw:style-name="gr11" draw:text-style-name="P5" draw:layer="layout" svg:x1="14.574cm" svg:y1="17.7cm" svg:x2="14.574cm" svg:y2="14.8cm">
          <text:p/>
        </draw:line>
        <draw:frame draw:style-name="gr22" draw:text-style-name="P6" draw:layer="layout" svg:width="2.5cm" svg:height="1.563cm" svg:x="12.974cm" svg:y="16cm">
          <draw:text-box>
            <text:p text:style-name="P9">注册</text:p>
          </draw:text-box>
        </draw:frame>
        <draw:line draw:style-name="gr11" draw:text-style-name="P5" draw:layer="layout" svg:x1="5.474cm" svg:y1="16.2cm" svg:x2="5.474cm" svg:y2="17.8cm">
          <text:p/>
        </draw:line>
        <draw:frame draw:style-name="gr15" draw:text-style-name="P6" draw:layer="layout" svg:width="3.7cm" svg:height="0.907cm" svg:x="5.474cm" svg:y="16.5cm">
          <draw:text-box>
            <text:p>负载均衡请求</text:p>
          </draw:text-box>
        </draw:frame>
        <draw:custom-shape draw:style-name="gr3" draw:text-style-name="P2" xml:id="id14" draw:id="id14" draw:layer="layout" svg:width="5.2cm" svg:height="1.089cm" svg:x="3.174cm" svg:y="10.411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5cm" svg:x="4.97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6" draw:layer="layout" svg:width="3.5cm" svg:height="0.907cm" svg:x="5.674cm" svg:y="11.7cm">
          <draw:text-box>
            <text:p>负载均衡请求</text:p>
          </draw:text-box>
        </draw:frame>
        <draw:connector draw:style-name="gr11" draw:text-style-name="P5" draw:layer="layout" svg:x1="8.374cm" svg:y1="10.955cm" svg:x2="11.874cm" svg:y2="12.4cm" draw:start-shape="id14" draw:start-glue-point="1" draw:end-shape="id15" draw:end-glue-point="3" svg:d="M8374 10955h1751v1445h1749" svg:viewBox="0 0 3501 1446">
          <text:p/>
        </draw:connector>
        <draw:connector draw:style-name="gr11" draw:text-style-name="P5" draw:layer="layout" draw:line-skew="-0.001cm" svg:x1="8.474cm" svg:y1="14.3cm" svg:x2="11.874cm" svg:y2="12.4cm" draw:start-shape="id16" draw:start-glue-point="1" draw:end-shape="id15" draw:end-glue-point="3" svg:d="M8474 14300h1700v-1900h1700" svg:viewBox="0 0 3401 1901">
          <text:p/>
        </draw:connector>
        <draw:frame draw:style-name="gr22" draw:text-style-name="P6" draw:layer="layout" svg:width="2.4cm" svg:height="1.563cm" svg:x="9.774cm" svg:y="13.2cm">
          <draw:text-box>
            <text:p text:style-name="P9">注册</text:p>
          </draw:text-box>
        </draw:frame>
        <draw:connector draw:style-name="gr11" draw:text-style-name="P5" draw:layer="layout" draw:line-skew="-1.551cm" svg:x1="8.374cm" svg:y1="10.955cm" svg:x2="14.874cm" svg:y2="6.25cm" draw:start-shape="id14" draw:start-glue-point="1" draw:end-shape="id17" draw:end-glue-point="3" svg:d="M8374 10955h1700v-4705h4800" svg:viewBox="0 0 6501 4706">
          <text:p/>
        </draw:connector>
        <draw:frame draw:style-name="gr23" draw:text-style-name="P10" draw:layer="layout" svg:width="1.975cm" svg:height="1.563cm" svg:x="9.799cm" svg:y="7.361cm">
          <draw:text-box>
            <text:p>链路追踪</text:p>
          </draw:text-box>
        </draw:frame>
      </draw:page>
      <draw:page draw:name="page3" draw:style-name="dp1" draw:master-page-name="默认">
        <draw:custom-shape draw:style-name="gr33" draw:text-style-name="P2" draw:layer="layout" svg:width="5.153cm" svg:height="1.8cm" svg:x="10.121cm" svg:y="7cm">
          <text:p text:style-name="P2">Eureka服务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5.6cm" svg:height="1.7cm" svg:x="15.674cm" svg:y="11.3cm">
          <text:p text:style-name="P2">微服务(全行业清算平台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5.2cm" svg:height="1.889cm" svg:x="5.274cm" svg:y="11.2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5" draw:layer="layout" svg:x1="8.074cm" svg:y1="11.1cm" svg:x2="10.174cm" svg:y2="8.9cm">
          <text:p/>
        </draw:line>
        <draw:line draw:style-name="gr36" draw:text-style-name="P5" draw:layer="layout" svg:x1="18.374cm" svg:y1="11cm" svg:x2="15.474cm" svg:y2="8.7cm">
          <text:p/>
        </draw:line>
        <draw:frame draw:style-name="gr37" draw:text-style-name="P6" draw:layer="layout" svg:width="2.5cm" svg:height="1.1cm" svg:x="7.274cm" svg:y="8.9cm">
          <draw:text-box>
            <text:p>注册</text:p>
          </draw:text-box>
        </draw:frame>
        <draw:frame draw:style-name="gr15" draw:text-style-name="P6" draw:layer="layout" svg:width="1.9cm" svg:height="0.907cm" svg:x="16.774cm" svg:y="9cm">
          <draw:text-box>
            <text:p>注册</text:p>
          </draw:text-box>
        </draw:frame>
        <draw:line draw:style-name="gr11" draw:text-style-name="P5" draw:layer="layout" svg:x1="9.774cm" svg:y1="11.1cm" svg:x2="11.374cm" svg:y2="9cm">
          <text:p/>
        </draw:line>
        <draw:frame draw:style-name="gr12" draw:text-style-name="P6" draw:layer="layout" svg:width="2.5cm" svg:height="0.907cm" svg:x="10.774cm" svg:y="10cm">
          <draw:text-box>
            <text:p>发送心跳</text:p>
          </draw:text-box>
        </draw:frame>
        <draw:line draw:style-name="gr11" draw:text-style-name="P5" draw:layer="layout" svg:x1="10.574cm" svg:y1="12.1cm" svg:x2="15.574cm" svg:y2="12.1cm">
          <text:p/>
        </draw:line>
        <draw:frame draw:style-name="gr12" draw:text-style-name="P6" draw:layer="layout" svg:width="2.6cm" svg:height="0.907cm" svg:x="11.674cm" svg:y="11.2cm">
          <draw:text-box>
            <text:p>调用</text:p>
          </draw:text-box>
        </draw:frame>
        <draw:custom-shape draw:style-name="gr38" draw:text-style-name="P2" xml:id="id19" draw:id="id19" draw:layer="layout" svg:width="6.7cm" svg:height="1.6cm" svg:x="16.174cm" svg:y="15.4cm">
          <text:p text:style-name="P2">Ribbon+restTemp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20" draw:id="id20" draw:layer="layout" svg:width="6.7cm" svg:height="1.5cm" svg:x="16.074cm" svg:y="17.8cm">
          <text:p text:style-name="P2">Fe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18" draw:id="id18" draw:layer="layout" svg:width="6.4cm" svg:height="2.1cm" svg:x="4.974cm" svg:y="16.2cm">
          <text:p text:style-name="P2">服务间调用两种方式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1.374cm" svg:y1="17.25cm" svg:x2="16.174cm" svg:y2="16.2cm" draw:start-shape="id18" draw:start-glue-point="1" draw:end-shape="id19" draw:end-glue-point="3" svg:d="M11374 17250h2400v-1050h2400" svg:viewBox="0 0 4801 1051">
          <text:p/>
        </draw:connector>
        <draw:connector draw:style-name="gr11" draw:text-style-name="P11" draw:layer="layout" svg:x1="11.374cm" svg:y1="17.25cm" svg:x2="16.074cm" svg:y2="18.55cm" draw:start-shape="id18" draw:start-glue-point="1" draw:end-shape="id20" draw:end-glue-point="3" svg:d="M11374 17250h2350v1300h2350" svg:viewBox="0 0 4701 1301">
          <text:p/>
        </draw:connector>
        <draw:custom-shape draw:style-name="gr41" draw:text-style-name="P1" xml:id="id22" draw:id="id22" draw:layer="layout" svg:width="4.8cm" svg:height="2.3cm" svg:x="6.674cm" svg:y="27.2cm">
          <text:p text:style-name="P1">Config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1" xml:id="id21" draw:id="id21" draw:layer="layout" svg:width="3.4cm" svg:height="3.1cm" svg:x="7.374cm" svg:y="21.3cm">
          <text:p text:style-name="P1">Git仓库</text:p>
          <text:p text:style-name="P1">(.yml文件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" xml:id="id23" draw:id="id23" draw:layer="layout" svg:width="4.8cm" svg:height="2.3cm" svg:x="16.474cm" svg:y="27cm">
          <text:p text:style-name="P12">Config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1" draw:layer="layout" svg:x1="9.074cm" svg:y1="24.4cm" svg:x2="9.074cm" svg:y2="27.2cm" draw:start-shape="id21" draw:start-glue-point="7" draw:end-shape="id22" draw:end-glue-point="4" svg:d="M9074 24400v2800" svg:viewBox="0 0 1 2801">
          <text:p/>
        </draw:connector>
        <draw:custom-shape draw:style-name="gr43" draw:text-style-name="P12" xml:id="id24" draw:id="id24" draw:layer="layout" svg:width="4.8cm" svg:height="2.3cm" svg:x="16.374cm" svg:y="30cm">
          <text:p text:style-name="P12">服务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12" xml:id="id25" draw:id="id25" draw:layer="layout" svg:width="4.8cm" svg:height="2.3cm" svg:x="16.474cm" svg:y="33.4cm">
          <text:p text:style-name="P12">服务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1" draw:layer="layout" draw:type="line" svg:x1="16.474cm" svg:y1="28.15cm" svg:x2="11.474cm" svg:y2="28.35cm" draw:start-shape="id23" draw:start-glue-point="5" draw:end-shape="id22" draw:end-glue-point="7" svg:d="M16474 28150l-5000 200" svg:viewBox="0 0 5001 201">
          <text:p/>
        </draw:connector>
        <draw:connector draw:style-name="gr11" draw:text-style-name="P11" draw:layer="layout" draw:type="line" svg:x1="16.374cm" svg:y1="31.15cm" svg:x2="11.474cm" svg:y2="28.35cm" draw:start-shape="id24" draw:start-glue-point="5" draw:end-shape="id22" draw:end-glue-point="7" svg:d="M16374 31150l-4900-2800" svg:viewBox="0 0 4901 2801">
          <text:p/>
        </draw:connector>
        <draw:connector draw:style-name="gr11" draw:text-style-name="P11" draw:layer="layout" draw:type="line" svg:x1="16.474cm" svg:y1="34.55cm" svg:x2="11.474cm" svg:y2="28.35cm" draw:start-shape="id25" draw:start-glue-point="5" draw:end-shape="id22" draw:end-glue-point="7" svg:d="M16474 34550l-5000-6200" svg:viewBox="0 0 5001 6201">
          <text:p/>
        </draw:connector>
      </draw:page>
      <draw:page draw:name="page4" draw:style-name="dp1" draw:master-page-name="默认">
        <draw:custom-shape draw:style-name="gr33" draw:text-style-name="P2" draw:layer="layout" svg:width="5.153cm" svg:height="1.8cm" svg:x="16.174cm" svg:y="6.9cm">
          <text:p text:style-name="P2">Eureka服务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5.7cm" svg:height="1.7cm" svg:x="26.274cm" svg:y="10.1cm">
          <text:p text:style-name="P2">订单管理服务(实例1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5.2cm" svg:height="1.889cm" svg:x="11.274cm" svg:y="11.2cm">
          <text:p text:style-name="P2">Ribbon负载均衡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5" draw:layer="layout" svg:x1="14.074cm" svg:y1="11.1cm" svg:x2="16.174cm" svg:y2="8.9cm">
          <text:p/>
        </draw:line>
        <draw:line draw:style-name="gr36" draw:text-style-name="P5" draw:layer="layout" svg:x1="25.974cm" svg:y1="11.1cm" svg:x2="21.474cm" svg:y2="8.7cm">
          <text:p/>
        </draw:line>
        <draw:frame draw:style-name="gr37" draw:text-style-name="P6" draw:layer="layout" svg:width="2.5cm" svg:height="1.1cm" svg:x="13.274cm" svg:y="8.9cm">
          <draw:text-box>
            <text:p>注册</text:p>
          </draw:text-box>
        </draw:frame>
        <draw:frame draw:style-name="gr15" draw:text-style-name="P6" draw:layer="layout" svg:width="1.9cm" svg:height="0.907cm" svg:x="22.774cm" svg:y="9cm">
          <draw:text-box>
            <text:p>注册</text:p>
          </draw:text-box>
        </draw:frame>
        <draw:line draw:style-name="gr11" draw:text-style-name="P5" draw:layer="layout" svg:x1="15.774cm" svg:y1="11.1cm" svg:x2="17.374cm" svg:y2="9cm">
          <text:p/>
        </draw:line>
        <draw:frame draw:style-name="gr12" draw:text-style-name="P6" draw:layer="layout" svg:width="2.5cm" svg:height="0.907cm" svg:x="16.974cm" svg:y="9.4cm">
          <draw:text-box>
            <text:p>发送心跳</text:p>
          </draw:text-box>
        </draw:frame>
        <draw:line draw:style-name="gr11" draw:text-style-name="P5" draw:layer="layout" svg:x1="16.474cm" svg:y1="12.2cm" svg:x2="26.274cm" svg:y2="15.5cm">
          <text:p/>
        </draw:line>
        <draw:frame draw:style-name="gr15" draw:text-style-name="P6" draw:layer="layout" svg:width="2.6cm" svg:height="0.907cm" svg:x="18.874cm" svg:y="12.862cm">
          <draw:text-box>
            <text:p>调用</text:p>
          </draw:text-box>
        </draw:frame>
        <draw:custom-shape draw:style-name="gr35" draw:text-style-name="P2" draw:layer="layout" svg:width="5.2cm" svg:height="1.889cm" svg:x="3.736cm" svg:y="11.224cm">
          <text:p text:style-name="P2">Zuul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8.974cm" svg:y1="12.1cm" svg:x2="11.274cm" svg:y2="12.2cm">
          <text:p/>
        </draw:line>
        <draw:frame draw:style-name="gr20" draw:text-style-name="P6" draw:layer="layout" svg:width="4.1cm" svg:height="1.563cm" svg:x="16.774cm" svg:y="10cm">
          <draw:text-box>
            <text:p>查询可用服务列表</text:p>
          </draw:text-box>
        </draw:frame>
        <draw:custom-shape draw:style-name="gr45" draw:text-style-name="P2" draw:layer="layout" svg:width="5.7cm" svg:height="1.7cm" svg:x="26.374cm" svg:y="12.3cm">
          <text:p text:style-name="P7"><text:span text:style-name="T1">订单管理服务</text:span>(实例2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5.7cm" svg:height="1.7cm" svg:x="26.274cm" svg:y="14.7cm">
          <text:p text:style-name="P7"><text:span text:style-name="T1">订单管理服务</text:span>(实例3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5" draw:layer="layout" svg:x1="26.074cm" svg:y1="13.1cm" svg:x2="21.475cm" svg:y2="8.701cm">
          <text:p/>
        </draw:line>
        <draw:line draw:style-name="gr36" draw:text-style-name="P5" draw:layer="layout" svg:x1="26.074cm" svg:y1="15.6cm" svg:x2="21.475cm" svg:y2="8.701cm">
          <text:p/>
        </draw:line>
        <draw:frame draw:style-name="gr15" draw:text-style-name="P6" draw:layer="layout" svg:width="1.9cm" svg:height="0.907cm" svg:x="22.774cm" svg:y="10.1cm">
          <draw:text-box>
            <text:p>注册</text:p>
          </draw:text-box>
        </draw:frame>
        <draw:frame draw:style-name="gr15" draw:text-style-name="P6" draw:layer="layout" svg:width="1.9cm" svg:height="0.907cm" svg:x="22.874cm" svg:y="11.3cm">
          <draw:text-box>
            <text:p>注册</text:p>
          </draw:text-box>
        </draw:frame>
      </draw:page>
      <draw:page draw:name="page5" draw:style-name="dp1" draw:master-page-name="默认">
        <draw:custom-shape draw:style-name="gr46" draw:text-style-name="P3" draw:layer="layout" svg:width="20.8cm" svg:height="4.2cm" svg:x="3.974cm" svg:y="17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5.975cm" svg:y="18.901cm">
          <text:p text:style-name="P2">主文件服务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0.375cm" svg:y="18.901cm">
          <text:p text:style-name="P2">数据接收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cm" svg:height="1.1cm" svg:x="15.075cm" svg:y="18.901cm">
          <text:p text:style-name="P2">订单管理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5.919cm" svg:y="20.601cm">
          <text:p text:style-name="P2">作业管理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56cm" svg:height="1.1cm" svg:x="10.475cm" svg:y="20.601cm">
          <text:p text:style-name="P2">FTP下载上传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3cm" svg:height="1.505cm" svg:x="8.675cm" svg:y="20.1cm">
          <draw:text-box>
            <text:p text:style-name="P9">REST</text:p>
          </draw:text-box>
        </draw:frame>
        <draw:line draw:style-name="gr11" draw:text-style-name="P5" draw:layer="layout" svg:x1="10.175cm" svg:y1="21.301cm" svg:x2="9.175cm" svg:y2="21.301cm">
          <text:p/>
        </draw:line>
        <draw:line draw:style-name="gr11" draw:text-style-name="P5" draw:layer="layout" svg:x1="9.175cm" svg:y1="20.801cm" svg:x2="10.275cm" svg:y2="20.801cm">
          <text:p/>
        </draw:line>
        <draw:frame draw:style-name="gr14" draw:text-style-name="P6" draw:layer="layout" svg:width="3cm" svg:height="1.505cm" svg:x="8.674cm" svg:y="18.699cm">
          <draw:text-box>
            <text:p text:style-name="P9">REST</text:p>
          </draw:text-box>
        </draw:frame>
        <draw:line draw:style-name="gr11" draw:text-style-name="P5" draw:layer="layout" svg:x1="10.174cm" svg:y1="19.9cm" svg:x2="9.174cm" svg:y2="19.9cm">
          <text:p/>
        </draw:line>
        <draw:line draw:style-name="gr11" draw:text-style-name="P5" draw:layer="layout" svg:x1="9.174cm" svg:y1="19.6cm" svg:x2="10.274cm" svg:y2="19.6cm">
          <text:p/>
        </draw:line>
        <draw:frame draw:style-name="gr14" draw:text-style-name="P6" draw:layer="layout" svg:width="3cm" svg:height="1.505cm" svg:x="13.274cm" svg:y="18.7cm">
          <draw:text-box>
            <text:p text:style-name="P9">REST</text:p>
          </draw:text-box>
        </draw:frame>
        <draw:line draw:style-name="gr11" draw:text-style-name="P5" draw:layer="layout" svg:x1="14.774cm" svg:y1="19.901cm" svg:x2="13.774cm" svg:y2="19.901cm">
          <text:p/>
        </draw:line>
        <draw:line draw:style-name="gr11" draw:text-style-name="P5" draw:layer="layout" svg:x1="13.874cm" svg:y1="19.5cm" svg:x2="14.974cm" svg:y2="19.5cm">
          <text:p/>
        </draw:line>
        <draw:custom-shape draw:style-name="gr7" draw:text-style-name="P2" draw:layer="layout" svg:width="3.2cm" svg:height="1.1cm" svg:x="19.574cm" svg:y="18.9cm">
          <text:p text:style-name="P2">资金账户服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3cm" svg:height="1.505cm" svg:x="17.774cm" svg:y="18.6cm">
          <draw:text-box>
            <text:p text:style-name="P9">REST</text:p>
          </draw:text-box>
        </draw:frame>
        <draw:line draw:style-name="gr11" draw:text-style-name="P5" draw:layer="layout" svg:x1="19.274cm" svg:y1="19.8cm" svg:x2="18.274cm" svg:y2="19.8cm">
          <text:p/>
        </draw:line>
        <draw:line draw:style-name="gr11" draw:text-style-name="P5" draw:layer="layout" svg:x1="18.374cm" svg:y1="19.399cm" svg:x2="19.474cm" svg:y2="19.399cm">
          <text:p/>
        </draw:line>
        <draw:custom-shape draw:style-name="gr47" draw:text-style-name="P4" draw:layer="layout" svg:width="5.3cm" svg:height="2cm" svg:x="3.674cm" svg:y="12cm">
          <text:p text:style-name="P4">全行业清算平台前端</text:p>
          <text:p text:style-name="P4">(Node.js,Angula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5.4cm" svg:height="1.7cm" svg:x="3.574cm" svg:y="15.1cm">
          <text:p text:style-name="P4">云平台配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0.5cm" svg:height="0.7cm" svg:x="5.874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8" draw:layer="layout" svg:width="0.5cm" svg:height="0.7cm" svg:x="5.874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3" draw:layer="layout" svg:width="12.8cm" svg:height="4.6cm" svg:x="11.874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4.3cm" svg:height="1.1cm" svg:x="13.174cm" svg:y="12.4cm">
          <text:p text:style-name="P4">德付通支付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4.3cm" svg:height="1.1cm" svg:x="13.174cm" svg:y="13.8cm">
          <text:p text:style-name="P4">微信小程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0.5cm" svg:height="1.6cm" svg:x="20.574cm" svg:y="1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8" draw:layer="layout" svg:width="0.6cm" svg:height="1.6cm" svg:x="14.974cm" svg:y="1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1" draw:text-style-name="P4" draw:layer="layout" svg:width="4.3cm" svg:height="1.1cm" svg:x="18.674cm" svg:y="15.2cm">
          <text:p text:style-name="P4">其他平台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4.3cm" svg:height="1.1cm" svg:x="18.574cm" svg:y="12.4cm">
          <text:p text:style-name="P4">网银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4.3cm" svg:height="1.1cm" svg:x="18.574cm" svg:y="13.8cm">
          <text:p text:style-name="P4">邮箱系统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4.3cm" svg:height="1.1cm" svg:x="13.174cm" svg:y="15.2cm">
          <text:p text:style-name="P4">短信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3.2cm" svg:height="0.907cm" svg:x="16.474cm" svg:y="16.9cm">
          <draw:text-box>
            <text:p>外部交互</text:p>
          </draw:text-box>
        </draw:frame>
        <draw:frame draw:style-name="gr15" draw:text-style-name="P6" draw:layer="layout" svg:width="3.2cm" svg:height="0.907cm" svg:x="6.574cm" svg:y="17cm">
          <draw:text-box>
            <text:p>依托平台</text:p>
          </draw:text-box>
        </draw:frame>
      </draw:page>
      <draw:page draw:name="page6" draw:style-name="dp1" draw:master-page-name="默认">
        <draw:custom-shape draw:style-name="gr53" draw:text-style-name="P2" xml:id="id29" draw:id="id29" draw:layer="layout" svg:width="8.1cm" svg:height="1.9cm" svg:x="1.274cm" svg:y="5.3cm">
          <text:p text:style-name="P2">SpringBoot注解</text:p>
          <draw:enhanced-geometry svg:viewBox="0 0 21600 21600" draw:type="rectangle" draw:enhanced-path="M 0 0 L 21600 0 21600 21600 0 21600 0 0 Z N"/>
        </draw:custom-shape>
        <draw:custom-shape draw:style-name="gr54" draw:text-style-name="P2" xml:id="id26" draw:id="id26" draw:layer="layout" svg:width="8.3cm" svg:height="1.4cm" svg:x="10.874cm" svg:y="2.4cm">
          <text:p text:style-name="P2">类：@SpringBoot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27" draw:id="id27" draw:layer="layout" svg:width="8.3cm" svg:height="1.4cm" svg:x="20.174cm" svg:y="1.2cm">
          <text:p text:style-name="P2">@SpringBootConfig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28" draw:id="id28" draw:layer="layout" svg:width="8.3cm" svg:height="1.4cm" svg:x="20.174cm" svg:y="3.3cm">
          <text:p text:style-name="P2">@EnableAutoConfig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19.174cm" svg:y1="3.1cm" svg:x2="20.174cm" svg:y2="1.9cm" draw:start-shape="id26" draw:start-glue-point="1" draw:end-shape="id27" draw:end-glue-point="3" svg:d="M19174 3100h501v-1200h499" svg:viewBox="0 0 1001 1201">
          <text:p/>
        </draw:connector>
        <draw:connector draw:style-name="gr11" draw:text-style-name="P11" draw:layer="layout" svg:x1="19.174cm" svg:y1="3.1cm" svg:x2="20.174cm" svg:y2="4cm" draw:start-shape="id26" draw:start-glue-point="1" draw:end-shape="id28" draw:end-glue-point="3" svg:d="M19174 3100h501v900h499" svg:viewBox="0 0 1001 901">
          <text:p/>
        </draw:connector>
        <draw:connector draw:style-name="gr11" draw:text-style-name="P11" draw:layer="layout" svg:x1="9.374cm" svg:y1="6.25cm" svg:x2="10.874cm" svg:y2="3.1cm" draw:start-shape="id29" draw:start-glue-point="1" draw:end-shape="id26" draw:end-glue-point="3" svg:d="M9374 6250h750v-3150h750" svg:viewBox="0 0 1501 3151">
          <text:p/>
        </draw:connector>
        <draw:custom-shape draw:style-name="gr53" draw:text-style-name="P2" xml:id="id30" draw:id="id30" draw:layer="layout" svg:width="8.1cm" svg:height="1.9cm" svg:x="1.074cm" svg:y="19.2cm">
          <text:p text:style-name="P2">服务注册与发现注解</text:p>
          <draw:enhanced-geometry svg:viewBox="0 0 21600 21600" draw:type="rectangle" draw:enhanced-path="M 0 0 L 21600 0 21600 21600 0 21600 0 0 Z N"/>
        </draw:custom-shape>
        <draw:custom-shape draw:style-name="gr55" draw:text-style-name="P2" xml:id="id31" draw:id="id31" draw:layer="layout" svg:width="8.674cm" svg:height="1.4cm" svg:x="10.6cm" svg:y="17.6cm">
          <text:p text:style-name="P2">@EnableEurekaServer开启服务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9.174cm" svg:y1="20.15cm" svg:x2="10.6cm" svg:y2="18.3cm" draw:start-shape="id30" draw:start-glue-point="1" draw:end-shape="id31" svg:d="M9174 20150h713v-1850h713" svg:viewBox="0 0 1427 1851">
          <text:p/>
        </draw:connector>
        <draw:custom-shape draw:style-name="gr56" draw:text-style-name="P7" xml:id="id32" draw:id="id32" draw:layer="layout" svg:width="8.3cm" svg:height="1.9cm" svg:x="1.174cm" svg:y="30cm">
          <text:p text:style-name="P7"><text:span text:style-name="T2">Restful</text:span><text:span text:style-name="T2">注解</text:span><text:span text:style-name="T2">(</text:span>基于SpringMVC)</text:p>
          <draw:enhanced-geometry svg:viewBox="0 0 21600 21600" draw:type="rectangle" draw:enhanced-path="M 0 0 L 21600 0 21600 21600 0 21600 0 0 Z N"/>
        </draw:custom-shape>
        <draw:custom-shape draw:style-name="gr57" draw:text-style-name="P2" xml:id="id33" draw:id="id33" draw:layer="layout" svg:width="7.1cm" svg:height="1.4cm" svg:x="10.874cm" svg:y="29.287cm">
          <text:p text:style-name="P2">类：@Rest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5" draw:id="id35" draw:layer="layout" svg:width="8.3cm" svg:height="1.4cm" svg:x="19.474cm" svg:y="28cm">
          <text:p text:style-name="P2">GET：@Get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34" draw:id="id34" draw:layer="layout" svg:width="7.2cm" svg:height="1.4cm" svg:x="10.874cm" svg:y="31.1cm">
          <text:p text:style-name="P2">类/方法：@Request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6" draw:id="id36" draw:layer="layout" svg:width="8.3cm" svg:height="1.4cm" svg:x="19.474cm" svg:y="29.9cm">
          <text:p text:style-name="P2">POST：@Post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7" draw:id="id37" draw:layer="layout" svg:width="8.3cm" svg:height="1.4cm" svg:x="19.574cm" svg:y="32.2cm">
          <text:p text:style-name="P2">参数：@PathVal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8" draw:id="id38" draw:layer="layout" svg:width="8.3cm" svg:height="1.4cm" svg:x="19.474cm" svg:y="34.2cm">
          <text:p text:style-name="P2">参数：@RequestPa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9" draw:id="id39" draw:layer="layout" svg:width="8.3cm" svg:height="1.4cm" svg:x="19.474cm" svg:y="36.3cm">
          <text:p text:style-name="P2">参数：@RequestBo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9.474cm" svg:y1="30.95cm" svg:x2="10.874cm" svg:y2="29.987cm" draw:start-shape="id32" draw:start-glue-point="1" draw:end-shape="id33" draw:end-glue-point="3" svg:d="M9474 30950h700v-963h700" svg:viewBox="0 0 1401 964">
          <text:p/>
        </draw:connector>
        <draw:connector draw:style-name="gr11" draw:text-style-name="P11" draw:layer="layout" svg:x1="9.474cm" svg:y1="30.95cm" svg:x2="10.874cm" svg:y2="31.8cm" draw:start-shape="id32" draw:start-glue-point="1" draw:end-shape="id34" draw:end-glue-point="3" svg:d="M9474 30950h666v850h734" svg:viewBox="0 0 1401 851">
          <text:p/>
        </draw:connector>
        <draw:connector draw:style-name="gr11" draw:text-style-name="P11" draw:layer="layout" svg:x1="17.974cm" svg:y1="29.987cm" svg:x2="19.474cm" svg:y2="28.7cm" draw:start-shape="id33" draw:start-glue-point="1" draw:end-shape="id35" draw:end-glue-point="3" svg:d="M17974 29987h751v-1287h749" svg:viewBox="0 0 1501 1288">
          <text:p/>
        </draw:connector>
        <draw:connector draw:style-name="gr11" draw:text-style-name="P11" draw:layer="layout" svg:x1="17.974cm" svg:y1="29.987cm" svg:x2="19.474cm" svg:y2="30.6cm" draw:start-shape="id33" draw:start-glue-point="1" draw:end-shape="id36" draw:end-glue-point="3" svg:d="M17974 29987h751v613h749" svg:viewBox="0 0 1501 614">
          <text:p/>
        </draw:connector>
        <draw:connector draw:style-name="gr11" draw:text-style-name="P11" draw:layer="layout" svg:x1="17.974cm" svg:y1="29.987cm" svg:x2="19.574cm" svg:y2="32.9cm" draw:start-shape="id33" draw:start-glue-point="1" draw:end-shape="id37" draw:end-glue-point="3" svg:d="M17974 29987h801v2913h799" svg:viewBox="0 0 1601 2914">
          <text:p/>
        </draw:connector>
        <draw:connector draw:style-name="gr11" draw:text-style-name="P11" draw:layer="layout" svg:x1="17.974cm" svg:y1="29.987cm" svg:x2="19.474cm" svg:y2="34.9cm" draw:start-shape="id33" draw:start-glue-point="1" draw:end-shape="id38" draw:end-glue-point="3" svg:d="M17974 29987h751v4913h749" svg:viewBox="0 0 1501 4914">
          <text:p/>
        </draw:connector>
        <draw:connector draw:style-name="gr11" draw:text-style-name="P11" draw:layer="layout" svg:x1="17.974cm" svg:y1="29.987cm" svg:x2="19.474cm" svg:y2="37cm" draw:start-shape="id33" draw:start-glue-point="1" draw:end-shape="id39" draw:end-glue-point="3" svg:d="M17974 29987h751v7013h749" svg:viewBox="0 0 1501 7014">
          <text:p/>
        </draw:connector>
        <draw:custom-shape draw:style-name="gr55" draw:text-style-name="P2" xml:id="id40" draw:id="id40" draw:layer="layout" svg:width="8.674cm" svg:height="1.4cm" svg:x="10.6cm" svg:y="20.1cm">
          <text:p text:style-name="P2">@EnableEurekaClient开启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9.174cm" svg:y1="20.15cm" svg:x2="10.6cm" svg:y2="20.8cm" draw:start-shape="id30" draw:start-glue-point="1" draw:end-shape="id40" svg:d="M9174 20150h713v650h713" svg:viewBox="0 0 1427 651">
          <text:p/>
        </draw:connector>
        <draw:custom-shape draw:style-name="gr59" draw:text-style-name="P2" xml:id="id41" draw:id="id41" draw:layer="layout" svg:width="13.5cm" svg:height="1.4cm" svg:x="10.674cm" svg:y="15.6cm">
          <text:p text:style-name="P2">@EnableDisconveryClient，适用所有注册发现工具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9.174cm" svg:y1="20.15cm" svg:x2="10.674cm" svg:y2="16.3cm" draw:start-shape="id30" draw:start-glue-point="1" draw:end-shape="id41" draw:end-glue-point="3" svg:d="M9174 20150h750v-3850h750" svg:viewBox="0 0 1501 3851">
          <text:p/>
        </draw:connector>
        <draw:custom-shape draw:style-name="gr60" draw:text-style-name="P7" xml:id="id42" draw:id="id42" draw:layer="layout" svg:width="6.8cm" svg:height="1.9cm" svg:x="0.674cm" svg:y="41.4cm">
          <text:p text:style-name="P7">SpringCloud注解</text:p>
          <draw:enhanced-geometry svg:viewBox="0 0 21600 21600" draw:type="rectangle" draw:enhanced-path="M 0 0 L 21600 0 21600 21600 0 21600 0 0 Z N"/>
        </draw:custom-shape>
        <draw:custom-shape draw:style-name="gr61" draw:text-style-name="P2" xml:id="id43" draw:id="id43" draw:layer="layout" svg:width="5.1cm" svg:height="1.9cm" svg:x="8.674cm" svg:y="39.4cm">
          <text:p text:style-name="P2">Ribbon负载均衡</text:p>
          <draw:enhanced-geometry svg:viewBox="0 0 21600 21600" draw:type="rectangle" draw:enhanced-path="M 0 0 L 21600 0 21600 21600 0 21600 0 0 Z N"/>
        </draw:custom-shape>
        <draw:custom-shape draw:style-name="gr57" draw:text-style-name="P2" xml:id="id44" draw:id="id44" draw:layer="layout" svg:width="7.1cm" svg:height="1.4cm" svg:x="15.374cm" svg:y="38.3cm">
          <text:p text:style-name="P2">变量：@LoadBal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7.474cm" svg:y1="42.35cm" svg:x2="8.674cm" svg:y2="40.35cm" draw:start-shape="id42" draw:start-glue-point="1" draw:end-shape="id43" draw:end-glue-point="3" svg:d="M7474 42350h600v-2000h600" svg:viewBox="0 0 1201 2001">
          <text:p/>
        </draw:connector>
        <draw:connector draw:style-name="gr11" draw:text-style-name="P11" draw:layer="layout" svg:x1="13.774cm" svg:y1="40.35cm" svg:x2="15.374cm" svg:y2="39cm" draw:start-shape="id43" draw:start-glue-point="1" draw:end-shape="id44" draw:end-glue-point="3" svg:d="M13774 40350h800v-1350h800" svg:viewBox="0 0 1601 13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_20_1" draw:display-name="Line Arrow 1" svg:viewBox="-250 -250 500 500" svg:d="M250 0c0 44-12 87-33 125-22 38-54 70-92 92-38 21-81 33-125 33s-87-12-125-33c-38-22-70-54-92-92-21-38-33-81-33-125s12-87 33-125c22-38 54-70 92-92 38-21 81-33 125-33s87 12 125 33c38 22 70 54 92 92 21 38 33 81 33 125z"/>
    <draw:marker draw:name="圆" svg:viewBox="0 0 500 500" svg:d="M500 250c0 44-12 87-33 125-22 38-54 70-92 92-38 21-81 33-125 33s-87-12-125-33c-38-22-70-54-92-92-21-38-33-81-33-125s12-87 33-125c22-38 54-70 92-92 38-21 81-33 125-33s87 12 125 33c38 22 70 54 92 92 21 38 33 81 33 125z"/>
    <draw:stroke-dash draw:name="Double_20_Dash" draw:display-name="Double Dash" draw:style="rect" draw:dots1="1" draw:dots1-length="1100%" draw:dots2="1" draw:dots2-length="1100%" draw:distance="5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otted_20__28_var_29_" svg:stroke-width="0cm" svg:stroke-color="#3465a4" draw:marker-start-width="0.2cm" draw:marker-start-center="false" draw:marker-end-width="0.2cm" draw:marker-end-center="false" draw:fill="solid" draw:fill-color="#79a5c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74cm" fo:margin-right="0cm" fo:page-width="30cm" fo:page-height="6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2T13:49:48.314000000</meta:creation-date>
    <dc:date>2020-11-06T11:57:29.818000000</dc:date>
    <meta:editing-duration>PT22H58M56S</meta:editing-duration>
    <meta:editing-cycles>21</meta:editing-cycles>
    <meta:generator>LibreOffice/6.4.5.2$Windows_X86_64 LibreOffice_project/a726b36747cf2001e06b58ad5db1aa3a9a1872d6</meta:generator>
    <meta:document-statistic meta:object-count="274"/>
  </office:meta>
</office:document-meta>
</file>